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ff0000" fo:font-size="60pt" fo:font-style="italic" fo:font-weight="bold" style:font-size-asian="60pt" style:font-style-asian="italic" style:font-weight-asian="bold" style:font-size-complex="60pt"/>
    </style:style>
    <style:style style:name="P3" style:family="paragraph" style:parent-style-name="Standard">
      <style:paragraph-properties fo:text-align="center" style:justify-single-word="false"/>
      <style:text-properties fo:font-size="60pt" fo:font-style="italic" fo:font-weight="bold" style:font-size-asian="60pt" style:font-style-asian="italic" style:font-weight-asian="bold" style:font-size-complex="60pt"/>
    </style:style>
    <style:style style:name="P4" style:family="paragraph" style:parent-style-name="Standard">
      <style:paragraph-properties fo:text-align="center" style:justify-single-word="false"/>
      <style:text-properties fo:color="#0000ff" fo:font-size="24pt" fo:font-style="italic" fo:font-weight="bold" style:font-size-asian="24pt" style:font-style-asian="italic" style:font-weight-asian="bold" style:font-size-complex="24pt"/>
    </style:style>
    <style:style style:name="P5" style:family="paragraph" style:parent-style-name="Standard">
      <style:paragraph-properties fo:text-align="start" style:justify-single-word="false"/>
      <style:text-properties fo:color="#0000ff" fo:font-size="24pt" fo:font-style="italic" fo:font-weight="bold" style:font-size-asian="24pt" style:font-style-asian="italic" style:font-weight-asian="bold" style:font-size-complex="24pt"/>
    </style:style>
    <style:style style:name="P6" style:family="paragraph" style:parent-style-name="Standard">
      <style:paragraph-properties fo:text-align="start" style:justify-single-word="false"/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P7" style:family="paragraph" style:parent-style-name="Standard">
      <style:text-properties fo:color="#0000ff" fo:font-size="13pt" fo:font-style="italic" fo:font-weight="bold" style:font-size-asian="13pt" style:font-style-asian="italic" style:font-weight-asian="bold" style:font-size-complex="13pt"/>
    </style:style>
    <style:style style:name="P8" style:family="paragraph" style:parent-style-name="Standard">
      <style:text-properties fo:color="#0000ff" fo:font-size="13pt" fo:font-style="italic" fo:font-weight="bold" style:font-size-asian="13pt" style:font-style-asian="italic" style:font-weight-asian="bold" style:font-size-complex="13pt" fo:background-color="#ffffff"/>
    </style:style>
    <style:style style:name="P9" style:family="paragraph" style:parent-style-name="Standard">
      <style:text-properties style:font-name="Comic Sans MS" fo:font-size="13pt" fo:font-style="italic" style:font-name-asian="Comic Sans MS1" style:font-size-asian="13pt" style:font-style-asian="italic" style:font-name-complex="Comic Sans MS1" style:font-size-complex="13pt"/>
    </style:style>
    <style:style style:name="P10" style:family="paragraph" style:parent-style-name="Standard">
      <style:paragraph-properties fo:text-align="start" style:justify-single-word="false"/>
      <style:text-properties style:font-name="Comic Sans MS" fo:font-size="13pt" fo:font-style="italic" style:font-name-asian="Comic Sans MS1" style:font-size-asian="13pt" style:font-style-asian="italic" style:font-name-complex="Comic Sans MS1" style:font-size-complex="13pt"/>
    </style:style>
    <style:style style:name="P11" style:family="paragraph" style:parent-style-name="Standard">
      <style:text-properties fo:font-size="13pt" style:font-size-asian="13pt" style:font-size-complex="13pt"/>
    </style:style>
    <style:style style:name="P12" style:family="paragraph" style:parent-style-name="Standard">
      <style:paragraph-properties fo:text-align="end" style:justify-single-word="false"/>
      <style:text-properties fo:font-size="13pt" style:font-size-asian="13pt" style:font-size-complex="13pt"/>
    </style:style>
    <style:style style:name="P13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14" style:family="paragraph" style:parent-style-name="Standard">
      <style:text-properties fo:color="#00599d" fo:font-size="13pt" style:text-underline-style="solid" style:text-underline-width="auto" style:text-underline-color="font-color" officeooo:rsid="00138ef6" officeooo:paragraph-rsid="00138ef6" style:font-size-asian="13pt" style:font-size-complex="13pt"/>
    </style:style>
    <style:style style:name="P1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ff" fo:font-size="13pt" fo:font-style="italic" fo:font-weight="bold" style:font-size-asian="13pt" style:font-style-asian="italic" style:font-weight-asian="bold" style:font-size-complex="13pt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mic Sans MS" fo:font-size="13pt" fo:font-style="italic" style:text-underline-style="solid" style:text-underline-width="auto" style:text-underline-color="font-color" style:font-name-asian="Comic Sans MS1" style:font-size-asian="13pt" style:font-style-asian="italic" style:font-name-complex="Comic Sans MS1" style:font-size-complex="13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omic Sans MS" fo:font-size="13pt" fo:font-style="italic" style:font-name-asian="Comic Sans MS1" style:font-size-asian="13pt" style:font-style-asian="italic" style:font-name-complex="Comic Sans MS1" style:font-size-complex="13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3pt" style:font-size-asian="13pt" style:font-size-complex="13pt"/>
    </style:style>
    <style:style style:name="P19" style:family="paragraph" style:parent-style-name="Standard" style:list-style-name="WWNum1">
      <style:paragraph-properties fo:margin-left="1.27cm" fo:margin-right="0cm" fo:text-indent="-0.635cm" style:auto-text-indent="false"/>
      <style:text-properties fo:font-size="13pt" style:font-size-asian="13pt" style:font-size-complex="13pt"/>
    </style:style>
    <style:style style:name="P20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color="#ff0000" fo:font-size="60pt" fo:font-style="italic" style:text-underline-style="solid" style:text-underline-width="auto" style:text-underline-color="font-color" fo:font-weight="bold" style:font-size-asian="60pt" style:font-style-asian="italic" style:font-weight-asian="bold" style:font-size-complex="60pt"/>
    </style:style>
    <style:style style:name="T2" style:family="text">
      <style:text-properties fo:font-size="60pt" fo:font-style="italic" fo:font-weight="bold" style:font-size-asian="60pt" style:font-style-asian="italic" style:font-weight-asian="bold" style:font-size-complex="60pt"/>
    </style:style>
    <style:style style:name="T3" style:family="text">
      <style:text-properties fo:color="#0000ff" fo:font-size="14pt" fo:font-style="italic" fo:font-weight="bold" style:font-size-asian="14pt" style:font-style-asian="italic" style:font-weight-asian="bold" style:font-size-complex="14pt"/>
    </style:style>
    <style:style style:name="T4" style:family="text">
      <style:text-properties fo:color="#0000ff" fo:font-size="14pt" fo:font-style="italic" fo:font-weight="bold" style:font-size-asian="14pt" style:font-style-asian="italic" style:font-weight-asian="bold" style:font-size-complex="14pt" fo:background-color="#ffffff"/>
    </style:style>
    <style:style style:name="T5" style:family="text">
      <style:text-properties fo:color="#0000ff" fo:font-size="14pt" fo:font-weight="bold" style:font-size-asian="14pt" style:font-weight-asian="bold" style:font-size-complex="14pt" fo:background-color="#ffffff"/>
    </style:style>
    <style:style style:name="T6" style:family="text">
      <style:text-properties fo:color="#0000ff" fo:font-size="12pt" fo:font-style="italic" fo:font-weight="bold" style:font-size-asian="12pt" style:font-style-asian="italic" style:font-weight-asian="bold" style:font-size-complex="12pt"/>
    </style:style>
    <style:style style:name="T7" style:family="text">
      <style:text-properties fo:color="#0000ff" fo:font-style="italic" fo:font-weight="bold" style:font-style-asian="italic" style:font-weight-asian="bold"/>
    </style:style>
    <style:style style:name="T8" style:family="text">
      <style:text-properties fo:color="#0000ff" fo:font-style="italic" fo:font-weight="bold" style:font-style-asian="italic" style:font-weight-asian="bold" fo:background-color="#ffffff"/>
    </style:style>
    <style:style style:name="T9" style:family="text">
      <style:text-properties fo:color="#0000ff" fo:font-weight="bold" style:font-weight-asian="bold" fo:background-color="#ffffff"/>
    </style:style>
    <style:style style:name="T10" style:family="text">
      <style:text-properties style:font-name="Comic Sans MS" fo:font-size="14pt" fo:font-style="italic" style:text-underline-style="solid" style:text-underline-width="auto" style:text-underline-color="font-color" style:font-name-asian="Comic Sans MS1" style:font-size-asian="14pt" style:font-style-asian="italic" style:font-name-complex="Comic Sans MS1" style:font-size-complex="14pt"/>
    </style:style>
    <style:style style:name="T11" style:family="text">
      <style:text-properties style:font-name="Comic Sans MS" fo:font-size="14pt" fo:font-style="italic" style:font-name-asian="Comic Sans MS1" style:font-size-asian="14pt" style:font-style-asian="italic" style:font-name-complex="Comic Sans MS1" style:font-size-complex="14pt"/>
    </style:style>
    <style:style style:name="T12" style:family="text">
      <style:text-properties style:font-name="Comic Sans MS" fo:font-size="14pt" fo:font-style="italic" style:text-underline-style="none" style:font-name-asian="Comic Sans MS1" style:font-size-asian="14pt" style:font-style-asian="italic" style:font-name-complex="Comic Sans MS1" style:font-size-complex="14pt"/>
    </style:style>
    <style:style style:name="T13" style:family="text">
      <style:text-properties style:font-name="Comic Sans MS" fo:font-size="12pt" fo:font-style="italic" style:text-underline-style="solid" style:text-underline-width="auto" style:text-underline-color="font-color" style:font-name-asian="Comic Sans MS1" style:font-size-asian="12pt" style:font-style-asian="italic" style:font-name-complex="Comic Sans MS1" style:font-size-complex="12pt"/>
    </style:style>
    <style:style style:name="T14" style:family="text">
      <style:text-properties style:font-name="Comic Sans MS" fo:font-size="12pt" fo:font-style="italic" style:font-name-asian="Comic Sans MS1" style:font-size-asian="12pt" style:font-style-asian="italic" style:font-name-complex="Comic Sans MS1" style:font-size-complex="12pt"/>
    </style:style>
    <style:style style:name="T15" style:family="text">
      <style:text-properties style:font-name="Comic Sans MS" fo:font-style="italic" style:text-underline-style="solid" style:text-underline-width="auto" style:text-underline-color="font-color" style:font-name-asian="Comic Sans MS1" style:font-style-asian="italic" style:font-name-complex="Comic Sans MS1"/>
    </style:style>
    <style:style style:name="T16" style:family="text">
      <style:text-properties style:font-name="Comic Sans MS" fo:font-style="italic" style:font-name-asian="Comic Sans MS1" style:font-style-asian="italic" style:font-name-complex="Comic Sans MS1"/>
    </style:style>
    <style:style style:name="T17" style:family="text">
      <style:text-properties fo:color="#00599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>Cahier</text:span></text:p>
      <text:p text:style-name="P1"><text:span text:style-name="T1">Des</text:span></text:p>
      <text:p text:style-name="P1"><text:span text:style-name="T1">Charges</text:span></text:p>
      <text:p text:style-name="P2"/>
      <text:p text:style-name="P1"><text:span text:style-name="T2">Je m’ennuie.fr</text:span></text:p>
      <text:p text:style-name="P3"/>
      <text:p text:style-name="P4"/>
      <text:p text:style-name="P5"/>
      <text:p text:style-name="P5"/>
      <text:p text:style-name="P6"/>
      <text:p text:style-name="P18"><text:soft-page-break/><text:span text:style-name="T7">AMBITIONS DU PROJET </text:span></text:p>
      <text:p text:style-name="P15"/>
      <text:p text:style-name="P18"><text:span text:style-name="T15">Type du site : <text:tab/></text:span><text:span text:style-name="T16"><text:tab/><text:tab/><text:tab/><text:tab/><text:tab/><text:tab/>Cible du site :</text:span></text:p>
      <text:p text:style-name="P18"><text:span text:style-name="T16">Site catalogue<text:tab/><text:tab/><text:tab/><text:tab/><text:tab/><text:tab/><text:tab/>Grand public</text:span></text:p>
      <text:p text:style-name="P18"><text:span text:style-name="T16">Site Vitrine</text:span></text:p>
      <text:p text:style-name="P16"/>
      <text:p text:style-name="P18"><text:span text:style-name="T15">Objectifs Principaux<text:tab/><text:tab/><text:tab/><text:tab/><text:tab/><text:tab/>Délai de mise en ligne:</text:span></text:p>
      <text:p text:style-name="P18"><text:span text:style-name="T16">-Informer<text:tab/><text:tab/><text:tab/><text:tab/><text:tab/><text:tab/><text:tab/><text:tab/>Indifferent</text:span></text:p>
      <text:p text:style-name="P18"><text:span text:style-name="T16">-Fédérer</text:span></text:p>
      <text:p text:style-name="P17"/>
      <text:p text:style-name="P18"><text:span text:style-name="T15">Secteur d’activité :</text:span><text:span text:style-name="T16"><text:tab/><text:tab/><text:tab/><text:tab/><text:tab/></text:span><text:span text:style-name="T15">Société de moins d’un ans:</text:span></text:p>
      <text:p text:style-name="P18"><text:span text:style-name="T16">-l’ennuie<text:tab/><text:tab/><text:tab/><text:tab/><text:tab/><text:tab/><text:tab/><text:tab/>Non</text:span></text:p>
      <text:p text:style-name="P18"><text:span text:style-name="T16">-le divertissement</text:span></text:p>
      <text:p text:style-name="P17"/>
      <text:p text:style-name="P11"><text:span text:style-name="T7">L’EXISTANT</text:span></text:p>
      <text:p text:style-name="P7"/>
      <text:p text:style-name="P11"><text:span text:style-name="T15">Refonte d’un site existant :</text:span></text:p>
      <text:p text:style-name="P11"><text:span text:style-name="T16">Non</text:span></text:p>
      <text:p text:style-name="P9"/>
      <text:p text:style-name="P11"><text:span text:style-name="T7">CONTENUS</text:span></text:p>
      <text:p text:style-name="P7"/>
      <text:p text:style-name="P11"><text:span text:style-name="T15">Contenus existant :<text:tab/></text:span><text:span text:style-name="T16"><text:tab/><text:tab/><text:tab/><text:tab/><text:tab/></text:span><text:span text:style-name="T15">Nombre de pages:</text:span></text:p>
      <text:p text:style-name="P11"><text:span text:style-name="T16">Non<text:tab/><text:tab/><text:tab/><text:tab/><text:tab/><text:tab/><text:tab/><text:tab/><text:tab/>Moins de 10</text:span></text:p>
      <text:p text:style-name="P9"/>
      <text:p text:style-name="P11"><text:span text:style-name="T15">Besoin de rédaction :<text:tab/></text:span><text:span text:style-name="T16"><text:tab/><text:tab/><text:tab/><text:tab/><text:tab/></text:span><text:span text:style-name="T15">Migration de contenu:</text:span><text:span text:style-name="T16"> </text:span></text:p>
      <text:p text:style-name="P11"><text:span text:style-name="T16">Non<text:tab/><text:tab/><text:tab/><text:tab/><text:tab/><text:tab/><text:tab/><text:tab/><text:tab/>Oui</text:span></text:p>
      <text:p text:style-name="P9"/>
      <text:p text:style-name="P11"><text:span text:style-name="T15">Volume de données à migrer : </text:span></text:p>
      <text:p text:style-name="P11"><text:span text:style-name="T16">Des vidéos de la plateforme </text:span></text:p>
      <text:p text:style-name="P11"><text:span text:style-name="T16">Youtube et des jeux de differents</text:span></text:p>
      <text:p text:style-name="P11"><text:span text:style-name="T16">Hebergeur tels que miniclip.</text:span></text:p>
      <text:p text:style-name="P9"/>
      <text:p text:style-name="P11"><text:soft-page-break/><text:span text:style-name="T7">DESIGN ET IDENTITE VISUELLE</text:span></text:p>
      <text:p text:style-name="P7"/>
      <text:p text:style-name="P11"><text:span text:style-name="T15">Besoin d’un logo :<text:tab/><text:tab/><text:tab/></text:span><text:span text:style-name="T16"><text:tab/> <text:s text:c="2"/></text:span><text:span text:style-name="T15">Charte graphique à respecter :</text:span></text:p>
      <text:p text:style-name="P11"><text:span text:style-name="T16">Oui<text:tab/><text:tab/><text:tab/><text:tab/><text:tab/><text:tab/><text:tab/><text:tab/>Oui</text:span></text:p>
      <text:p text:style-name="P9"/>
      <text:p text:style-name="P11"><text:span text:style-name="T15">Nescessite a se démarquer</text:span><text:span text:style-name="T16"><text:tab/><text:tab/><text:tab/></text:span><text:span text:style-name="T15">Optimisation mobile (résponsive) </text:span></text:p>
      <text:p text:style-name="P11"><text:span text:style-name="T15">Des acteurs du secteur :</text:span></text:p>
      <text:p text:style-name="P11"><text:span text:style-name="T15"><text:tab/></text:span><text:span text:style-name="T16"> <text:s/>Oui<text:tab/><text:tab/><text:tab/><text:tab/><text:tab/><text:tab/><text:tab/><text:tab/>Oui</text:span></text:p>
      <text:p text:style-name="P9"/>
      <text:p text:style-name="P11"><text:span text:style-name="T15">Besoin de supports de communication print :</text:span></text:p>
      <text:p text:style-name="P11"><text:span text:style-name="T16"><text:s/>Non</text:span></text:p>
      <text:p text:style-name="P9"/>
      <text:p text:style-name="P11"><text:span text:style-name="T7">FONCTIONNALIT</text:span><text:span text:style-name="T9">È</text:span><text:span text:style-name="T7">S</text:span></text:p>
      <text:p text:style-name="P7"/>
      <text:p text:style-name="P11"><text:span text:style-name="T15">Fonctionnalités souhaitées :</text:span></text:p>
      <text:list xml:id="list201268475" text:style-name="WWNum1">
        <text:list-item>
          <text:p text:style-name="P19"><text:span text:style-name="T16">Forum</text:span></text:p>
        </text:list-item>
        <text:list-item>
          <text:p text:style-name="P19"><text:span text:style-name="T16">Chat</text:span></text:p>
        </text:list-item>
        <text:list-item>
          <text:p text:style-name="P19"><text:span text:style-name="T16">Intégrations de vidéos</text:span></text:p>
        </text:list-item>
        <text:list-item>
          <text:p text:style-name="P19"><text:span text:style-name="T16">Intégrations d’histoire </text:span></text:p>
        </text:list-item>
        <text:list-item>
          <text:p text:style-name="P19"><text:span text:style-name="T16">Intégrations de jeux flash par navigateurs</text:span></text:p>
        </text:list-item>
      </text:list>
      <text:p text:style-name="P9"/>
      <text:p text:style-name="P11"><text:span text:style-name="T15">Contenue reservés a certains utilisateurs :<text:tab/><text:tab/>Espace Intranet :</text:span></text:p>
      <text:p text:style-name="P11"><text:span text:style-name="T16"><text:s/>Oui<text:tab/><text:tab/><text:tab/><text:tab/><text:tab/><text:tab/><text:tab/><text:tab/><text:tab/>Non</text:span></text:p>
      <text:p text:style-name="P9"/>
      <text:p text:style-name="P9"/>
      <text:p text:style-name="P11"><text:span text:style-name="T15">Site multilingue :<text:tab/><text:tab/><text:tab/><text:tab/><text:tab/>Doit etre administrable :</text:span></text:p>
      <text:p text:style-name="P11"><text:span text:style-name="T16"><text:s/>Non<text:tab/><text:tab/><text:tab/><text:tab/><text:tab/><text:tab/><text:tab/><text:tab/>Oui</text:span></text:p>
      <text:p text:style-name="P9"/>
      <text:p text:style-name="P9"/>
      <text:p text:style-name="P11"><text:span text:style-name="T15">Personnes a former à la publication : <text:s text:c="6"/><text:tab/><text:tab/>Besoin d’hébergement </text:span></text:p>
      <text:p text:style-name="P11"><text:span text:style-name="T16">0.<text:tab/><text:tab/><text:tab/><text:tab/><text:tab/><text:tab/><text:tab/><text:tab/><text:tab/>oui</text:span></text:p>
      <text:p text:style-name="P11"><text:soft-page-break/><text:span text:style-name="T7">VISIBILIT</text:span><text:span text:style-name="T8">É </text:span></text:p>
      <text:p text:style-name="P8"/>
      <text:p text:style-name="P12"><text:span text:style-name="T15">Enjeu stratégique de référencement : <text:s text:c="6"/><text:tab/><text:tab/>Expressions et mots clé visées : </text:span></text:p>
      <text:p text:style-name="P12"><text:span text:style-name="T16"><text:s/>Oui<text:tab/><text:tab/> <text:s text:c="2"/><text:tab/><text:tab/><text:tab/><text:tab/><text:tab/><text:tab/><text:tab/><text:tab/>je m’ennuie</text:span></text:p>
      <text:p text:style-name="P12"><text:span text:style-name="T16">Je me fais chier</text:span></text:p>
      <text:p text:style-name="P12"><text:span text:style-name="T16">Quoi faire quand on s’ennuie</text:span></text:p>
      <text:p text:style-name="P12"><text:span text:style-name="T16">Boring</text:span></text:p>
      <text:p text:style-name="P12"><text:span text:style-name="T16">Quoi faire</text:span></text:p>
      <text:p text:style-name="P12"><text:span text:style-name="T16">Passer le temps</text:span></text:p>
      <text:p text:style-name="P12"><text:span text:style-name="T16"/></text:p>
      <text:p text:style-name="P12"><text:span text:style-name="T15">Types d’action déja menées : <text:tab/> <text:s text:c="5"/><text:tab/>Besoin de gestion des réseaux sociaux :</text:span></text:p>
      <text:p text:style-name="P11"><text:span text:style-name="T16"><text:s/>Aucune.<text:tab/><text:tab/><text:tab/><text:tab/><text:tab/><text:tab/><text:tab/>Non</text:span></text:p>
      <text:p text:style-name="P11"><text:span text:style-name="T15">Enveloppe budgétaire pour la visibilité numérique:</text:span></text:p>
      <text:p text:style-name="P11"><text:span text:style-name="T16">Aucune.<text:tab/></text:span></text:p>
      <text:p text:style-name="P11"><text:span text:style-name="T16"/></text:p>
      <text:p text:style-name="P11"><text:span text:style-name="T7">INFORMATIONS SUPPLEMENTAIRES</text:span></text:p>
      <text:p text:style-name="P7"/>
      <text:p text:style-name="P11"><text:span text:style-name="T15">Détails du projet :</text:span></text:p>
      <text:p text:style-name="P11"><text:span text:style-name="T16">Un site de passe temps, qui se voue à être communautaire, visant à combler l’ennuie des utilisateurs d’internet français.</text:span></text:p>
      <text:p text:style-name="P9"/>
      <text:p text:style-name="P10"/>
      <text:p text:style-name="P13"><text:span text:style-name="T15">Département : <text:s/><text:tab/><text:tab/> <text:s text:c="4"/><text:tab/><text:tab/><text:tab/><text:tab/>Enveloppe budgétaire :</text:span></text:p>
      <text:p text:style-name="P11"><text:span text:style-name="T16"><text:s/>Aucune.<text:tab/><text:tab/><text:tab/><text:tab/><text:tab/><text:tab/><text:tab/><text:tab/>Moins de 1500€</text:span></text:p>
      <text:p text:style-name="P9"/>
      <text:p text:style-name="P11"><text:span text:style-name="T15">Coordonnées : </text:span></text:p>
      <text:p text:style-name="P9"/>
      <text:p text:style-name="P11"><text:span text:style-name="T16">Mr BRIGNOLI Dino</text:span></text:p>
      <text:p text:style-name="P11"><text:span text:style-name="T16">06.46.70.90.64</text:span></text:p>
      <text:p text:style-name="P14"><text:span text:style-name="T11">Brignolidino.fr</text:span></text:p>
      <text:p text:style-name="P11"><text:span text:style-name="T16">Dinodu55@gmail.com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Arial" svg:font-family="Arial" style:font-family-generic="roman" style:font-pitch="variable"/>
    <style:font-face style:name="Comic Sans MS" svg:font-family="'Comic Sans MS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mic Sans MS1" svg:font-family="'Comic Sans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706cm" fo:margin-bottom="0.212cm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212cm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564cm" fo:margin-bottom="0.141cm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423cm" fo:margin-bottom="0.141cm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Comic Sans MS" fo:font-family="'Comic Sans MS'" style:font-family-generic="roman" style:font-pitch="variable" fo:font-size="14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6T11:54:05.742000000</dc:date>
    <meta:editing-duration>PT4M26S</meta:editing-duration>
    <meta:editing-cycles>2</meta:editing-cycles>
    <meta:generator>LibreOffice/6.0.6.2$Windows_X86_64 LibreOffice_project/0c292870b25a325b5ed35f6b45599d2ea4458e77</meta:generator>
    <meta:document-statistic meta:table-count="0" meta:image-count="0" meta:object-count="0" meta:page-count="4" meta:paragraph-count="69" meta:word-count="275" meta:character-count="1880" meta:non-whitespace-character-count="1486"/>
  </office:meta>
</office:document-meta>
</file>